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ffb"/>
    </style:style>
    <style:style style:name="P2" style:family="paragraph" style:parent-style-name="Text_20_body">
      <style:text-properties officeooo:paragraph-rsid="001bc39d"/>
    </style:style>
    <style:style style:name="P3" style:family="paragraph" style:parent-style-name="Heading_20_2">
      <style:text-properties officeooo:paragraph-rsid="0019affb"/>
    </style:style>
    <style:style style:name="P4" style:family="paragraph" style:parent-style-name="Heading_20_2">
      <style:text-properties officeooo:paragraph-rsid="001bc39d"/>
    </style:style>
    <style:style style:name="P5" style:family="paragraph" style:parent-style-name="Heading_20_1">
      <style:text-properties officeooo:paragraph-rsid="0019affb"/>
    </style:style>
    <style:style style:name="P6" style:family="paragraph" style:parent-style-name="Heading_20_1">
      <style:text-properties officeooo:paragraph-rsid="001bc39d"/>
    </style:style>
    <style:style style:name="T1" style:family="text">
      <style:text-properties officeooo:rsid="0019affb"/>
    </style:style>
    <style:style style:name="T2" style:family="text">
      <style:text-properties officeooo:rsid="0019c8e0"/>
    </style:style>
    <style:style style:name="T3" style:family="text">
      <style:text-properties officeooo:rsid="001bc39d"/>
    </style:style>
    <style:style style:name="T4" style:family="text">
      <style:text-properties officeooo:rsid="001c14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Galton-Brett</text:span></text:h>
      <text:h text:style-name="P3" text:outline-level="2"><text:span text:style-name="T1">Notizen</text:span></text:h>
      <text:p text:style-name="P1"><text:span text:style-name="T1">Probleme: manchmal beeinflussen sich Kugeln, starke(!) Vibrationen bei Aufprall, </text:span><text:span text:style-name="T2">Neigung 60°, andere Gruppen sind zu doof um Kugeln zu zählen</text:span></text:p>
      <text:p text:style-name="P1"><text:span text:style-name="T2"/></text:p>
      <text:h text:style-name="P6" text:outline-level="1"><text:span text:style-name="T3">Fallzeit</text:span></text:h>
      <text:h text:style-name="P4" text:outline-level="2"><text:span text:style-name="T3">Notizen</text:span></text:h>
      <text:p text:style-name="P2"><text:span text:style-name="T3">Höhe: 1.2m +- 0.003, </text:span><text:span text:style-name="T4">Stoppuhr stoppt früher als Piepton, Synchronisiert auf Piepton</text:span></text:p>
      <text:h text:style-name="P4" text:outline-level="2"><text:span text:style-name="T3">Fehler</text:span></text:h>
      <text:p text:style-name="P2"><text:span text:style-name="T3">Höhenmessung: ca. 2-3mm, Stoppuhr: 1/100s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2:55:04</meta:creation-date>
    <dc:date>2013-02-28T14:39:54</dc:date>
    <meta:editing-duration>PT1H41M20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8" meta:word-count="42" meta:character-count="307" meta:non-whitespace-character-count="272"/>
  </office:meta>
</office:document-meta>
</file>